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8993in" table:align="left"/>
    </style:style>
    <style:style style:name="Table1.A" style:family="table-column">
      <style:table-column-properties style:column-width="0.7924in"/>
    </style:style>
    <style:style style:name="Table1.B" style:family="table-column">
      <style:table-column-properties style:column-width="0.1069in"/>
    </style:style>
    <style:style style:name="Table1.A1" style:family="table-cell">
      <style:table-cell-properties style:vertical-align="middle" style:border-line-width="0.0035in 0.0035in 0.0035in" fo:padding="0.0194in" fo:border="0.7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.0035in 0.0035in 0.0035in" fo:padding="0.0194in" fo:border-left="0.05pt double #808080" fo:border-right="0.75pt double #808080" fo:border-top="0.75pt double #808080" fo:border-bottom="0.75pt double #808080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rsid="0018e138" officeooo:paragraph-rsid="0018e138"/>
    </style:style>
    <style:style style:name="P3" style:family="paragraph" style:parent-style-name="Preformatted_20_Text">
      <style:paragraph-properties fo:margin-top="0in" fo:margin-bottom="0.1965in" style:contextual-spacing="false"/>
      <style:text-properties fo:font-size="12pt" officeooo:rsid="0018e138" officeooo:paragraph-rsid="0018e138" style:font-size-asian="10.5pt" style:font-size-complex="12pt"/>
    </style:style>
    <style:style style:name="P4" style:family="paragraph" style:parent-style-name="Preformatted_20_Text">
      <style:text-properties fo:font-size="10pt" officeooo:rsid="001f2909" officeooo:paragraph-rsid="001f2909" style:font-size-asian="8.75pt" style:font-size-complex="10pt"/>
    </style:style>
    <style:style style:name="P5" style:family="paragraph" style:parent-style-name="Preformatted_20_Text">
      <style:text-properties fo:font-size="10pt" officeooo:rsid="001f2909" officeooo:paragraph-rsid="001f2909" style:font-size-asian="10pt" style:font-size-complex="10pt"/>
    </style:style>
    <style:style style:name="P6" style:family="paragraph" style:parent-style-name="Preformatted_20_Text">
      <style:text-properties fo:font-size="10pt" officeooo:rsid="001fa90c" officeooo:paragraph-rsid="001fa90c" style:font-size-asian="10pt" style:font-size-complex="10pt"/>
    </style:style>
    <style:style style:name="P7" style:family="paragraph" style:parent-style-name="Preformatted_20_Text">
      <style:text-properties fo:font-size="10pt" officeooo:rsid="0024bd94" officeooo:paragraph-rsid="0024bd94" style:font-size-asian="10pt" style:font-size-complex="10pt"/>
    </style:style>
    <style:style style:name="P8" style:family="paragraph" style:parent-style-name="Preformatted_20_Text">
      <style:paragraph-properties fo:margin-top="0in" fo:margin-bottom="0.1965in" style:contextual-spacing="false"/>
      <style:text-properties fo:font-size="14pt" officeooo:rsid="0022ef0f" officeooo:paragraph-rsid="002868b5" style:font-size-asian="12.25pt" style:font-size-complex="14pt"/>
    </style:style>
    <style:style style:name="P9" style:family="paragraph" style:parent-style-name="Preformatted_20_Text">
      <style:paragraph-properties fo:margin-top="0in" fo:margin-bottom="0.1965in" style:contextual-spacing="false"/>
      <style:text-properties fo:font-size="14pt" officeooo:rsid="0029e926" officeooo:paragraph-rsid="0029e926" style:font-size-asian="12.25pt" style:font-size-complex="14pt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rsid="0022ef0f" officeooo:paragraph-rsid="0025d913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rsid="0022ef0f" officeooo:paragraph-rsid="002868b5"/>
    </style:style>
    <style:style style:name="P12" style:family="paragraph" style:parent-style-name="Standard">
      <style:text-properties officeooo:rsid="0018e138" officeooo:paragraph-rsid="0018e138"/>
    </style:style>
    <style:style style:name="P13" style:family="paragraph" style:parent-style-name="Standard">
      <style:text-properties officeooo:paragraph-rsid="0018e138"/>
    </style:style>
    <style:style style:name="P14" style:family="paragraph" style:parent-style-name="Standard">
      <style:text-properties officeooo:rsid="001935ca" officeooo:paragraph-rsid="001935ca"/>
    </style:style>
    <style:style style:name="P15" style:family="paragraph" style:parent-style-name="Standard">
      <style:text-properties officeooo:rsid="001a31c5" officeooo:paragraph-rsid="001a31c5"/>
    </style:style>
    <style:style style:name="P16" style:family="paragraph" style:parent-style-name="Standard">
      <style:text-properties fo:font-size="14pt" officeooo:rsid="001f2909" officeooo:paragraph-rsid="001f2909" style:font-size-asian="12.25pt" style:font-size-complex="14pt"/>
    </style:style>
    <style:style style:name="P17" style:family="paragraph" style:parent-style-name="Standard">
      <style:text-properties fo:font-size="14pt" officeooo:rsid="001fa90c" officeooo:paragraph-rsid="001fa90c" style:font-size-asian="12.25pt" style:font-size-complex="14pt"/>
    </style:style>
    <style:style style:name="P18" style:family="paragraph" style:parent-style-name="Standard">
      <style:text-properties fo:font-size="14pt" officeooo:rsid="0024bd94" officeooo:paragraph-rsid="0024bd94" style:font-size-asian="12.25pt" style:font-size-complex="14pt"/>
    </style:style>
    <style:style style:name="P19" style:family="paragraph" style:parent-style-name="Standard">
      <style:text-properties fo:font-size="14pt" officeooo:rsid="0025d913" officeooo:paragraph-rsid="0025d913" style:font-size-asian="12.25pt" style:font-size-complex="14pt"/>
    </style:style>
    <style:style style:name="P20" style:family="paragraph" style:parent-style-name="Standard">
      <style:text-properties fo:font-size="14pt" officeooo:paragraph-rsid="0018e138" style:font-size-asian="14pt" style:font-size-complex="14pt"/>
    </style:style>
    <style:style style:name="P21" style:family="paragraph" style:parent-style-name="Standard">
      <style:text-properties fo:font-size="10pt" officeooo:rsid="001c1f6b" officeooo:paragraph-rsid="001c1f6b" style:font-size-asian="10pt" style:font-size-complex="10pt"/>
    </style:style>
    <style:style style:name="P22" style:family="paragraph" style:parent-style-name="Standard">
      <style:text-properties fo:font-size="10pt" officeooo:rsid="001c1f6b" officeooo:paragraph-rsid="001a31c5" style:font-size-asian="10pt" style:font-size-complex="10pt"/>
    </style:style>
    <style:style style:name="P23" style:family="paragraph" style:parent-style-name="Standard">
      <style:text-properties fo:font-size="12pt" officeooo:rsid="001f2909" officeooo:paragraph-rsid="001f2909" style:font-size-asian="10.5pt" style:font-size-complex="12pt"/>
    </style:style>
    <style:style style:name="P24" style:family="paragraph" style:parent-style-name="Standard">
      <style:text-properties fo:font-size="12pt" officeooo:rsid="001f2909" officeooo:paragraph-rsid="001f4b03" style:font-size-asian="10.5pt" style:font-size-complex="12pt"/>
    </style:style>
    <style:style style:name="P25" style:family="paragraph" style:parent-style-name="Standard">
      <style:text-properties fo:font-size="12pt" officeooo:rsid="001f4b03" officeooo:paragraph-rsid="001f4b03" style:font-size-asian="10.5pt" style:font-size-complex="12pt"/>
    </style:style>
    <style:style style:name="P26" style:family="paragraph" style:parent-style-name="Standard">
      <style:text-properties fo:font-size="12pt" officeooo:rsid="001fa90c" officeooo:paragraph-rsid="001fa90c" style:font-size-asian="10.5pt" style:font-size-complex="12pt"/>
    </style:style>
    <style:style style:name="P27" style:family="paragraph" style:parent-style-name="Standard">
      <style:text-properties officeooo:rsid="0022ef0f" officeooo:paragraph-rsid="001f2909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8e138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f4b03" style:font-size-asian="10pt" style:font-size-complex="10pt"/>
    </style:style>
    <style:style style:name="T4" style:family="text">
      <style:text-properties fo:font-size="10pt" officeooo:rsid="001fa90c" style:font-size-asian="10pt" style:font-size-complex="10pt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size="10pt" officeooo:rsid="001a31c5" style:font-size-asian="8.75pt" style:font-size-complex="10pt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2868b5" style:font-size-asian="10.5pt" style:font-size-complex="12pt"/>
    </style:style>
    <style:style style:name="T9" style:family="text">
      <style:text-properties fo:font-size="12pt" officeooo:rsid="002ad4b5" style:font-size-asian="10.5pt" style:font-size-complex="12pt"/>
    </style:style>
    <style:style style:name="T10" style:family="text">
      <style:text-properties officeooo:rsid="001c1f6b"/>
    </style:style>
    <style:style style:name="T11" style:family="text">
      <style:text-properties officeooo:rsid="001f2909"/>
    </style:style>
    <style:style style:name="T12" style:family="text">
      <style:text-properties officeooo:rsid="002868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LAG 1 ERR 0 </text:span></text:p>
      <text:p text:style-name="P13"><text:span text:style-name="T1">17 TESTS:<text:line-break/></text:span><text:span text:style-name="T2">KH ERROR: 0.378848233943999</text:span></text:p>
      <text:p text:style-name="Preformatted_20_Text">DPMS ERROR: 0.05722976367195973</text:p>
      <text:p text:style-name="Preformatted_20_Text">Pametno ERROR: 0.5187517096681992</text:p>
      <text:p text:style-name="Preformatted_20_Text">SDP ERROR: 0.14894724259940884</text:p>
      <text:p text:style-name="Preformatted_20_Text">HNS ERROR: 0.21946630757234514</text:p>
      <text:p text:style-name="Preformatted_20_Text">HDZ ERROR: 0.14043975018101978</text:p>
      <text:p text:style-name="Preformatted_20_Text">HSLS ERROR: 0.6561721850067771</text:p>
      <text:p text:style-name="Preformatted_20_Text">Most ERROR: 0.3087416463564108</text:p>
      <text:p text:style-name="P1">BM365 ERROR: 6.330043600634128</text:p>
      <text:p text:style-name="P3">1 TEST:</text:p>
      <text:p text:style-name="P2">KH ERROR: 0.07472454003933986</text:p>
      <text:p text:style-name="Preformatted_20_Text">DPMS ERROR: 0.10990685327365271</text:p>
      <text:p text:style-name="Preformatted_20_Text">Pametno ERROR: 0.2648960929392279</text:p>
      <text:p text:style-name="Preformatted_20_Text">SDP ERROR: 0.09204423106046423</text:p>
      <text:p text:style-name="Preformatted_20_Text">HNS ERROR: 0.025141513504788753</text:p>
      <text:p text:style-name="Preformatted_20_Text">HDZ ERROR: 0.07485321938686473</text:p>
      <text:p text:style-name="Preformatted_20_Text">HSLS ERROR: inf</text:p>
      <text:p text:style-name="Preformatted_20_Text">Most ERROR: 0.16856611420571127</text:p>
      <text:p text:style-name="P1">BM365 ERROR: 3.8798983499555013</text:p>
      <text:p text:style-name="P12">30 TESTS <text:span text:style-name="T10">(</text:span><text:span text:style-name="T11">1</text:span><text:span text:style-name="T10">)</text:span>:<text:line-break/><text:span text:style-name="T5">KH ERROR: 0.221960177</text:span></text:p>
      <text:p text:style-name="P12"><text:span text:style-name="T5">DPMS ERROR: 0.299585</text:span></text:p>
      <text:p text:style-name="P12"><text:span text:style-name="T5">Pametno ERROR: 0.24032</text:span></text:p>
      <text:p text:style-name="P12"><text:span text:style-name="T5">SDP ERROR: 0.125475</text:span></text:p>
      <text:p text:style-name="P12"><text:span text:style-name="T5">HNS: 0.415911</text:span></text:p>
      <text:p text:style-name="P14"><text:span text:style-name="T5">HDZ: 0.13075566</text:span></text:p>
      <text:p text:style-name="P14"><text:span text:style-name="T5">HSLS: inf</text:span></text:p>
      <text:p text:style-name="P14"><text:span text:style-name="T5">Most: </text:span><text:span text:style-name="T6">0.2955612991</text:span></text:p>
      <text:p text:style-name="P15"><text:span text:style-name="T5">BM365: 0.642622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/>
      <text:p text:style-name="P27"><text:soft-page-break/></text:p>
      <text:p text:style-name="P17">Lag 3 ERR 2:<text:line-break/><text:span text:style-name="T7">Test 17:</text:span></text:p>
      <text:p text:style-name="P6">KH ERROR: 0.2889300032062511</text:p>
      <text:p text:style-name="Preformatted_20_Text">DPMS ERROR: 0.10863589602792939</text:p>
      <text:p text:style-name="Preformatted_20_Text">Pametno ERROR: 0.498215272874549</text:p>
      <text:p text:style-name="Preformatted_20_Text">SDP ERROR: 0.14124431757994815</text:p>
      <text:p text:style-name="Preformatted_20_Text">HNS ERROR: 0.14897724991294317</text:p>
      <text:p text:style-name="Preformatted_20_Text">HDZ ERROR: 0.11758921868106675</text:p>
      <text:p text:style-name="Preformatted_20_Text">HSLS ERROR: 0.7529679394166835</text:p>
      <text:p text:style-name="Preformatted_20_Text">Most ERROR: 0.31588695592737304</text:p>
      <text:p text:style-name="P1">BM365 ERROR: 6.002680365339196</text:p>
      <text:p text:style-name="P18"><text:span text:style-name="T7">Test1:</text:span></text:p>
      <text:p text:style-name="P7">KH ERROR: 0.017986499722485835</text:p>
      <text:p text:style-name="Preformatted_20_Text">DPMS ERROR: 0.0014942682445900407</text:p>
      <text:p text:style-name="Preformatted_20_Text">Pametno ERROR: 0.001908336225026315</text:p>
      <text:p text:style-name="Preformatted_20_Text">SDP ERROR: 0.0035776163661940122</text:p>
      <text:p text:style-name="Preformatted_20_Text">HNS ERROR: 0.0039376041713418556</text:p>
      <text:p text:style-name="Preformatted_20_Text">HDZ ERROR: 0.0006586643452157297</text:p>
      <text:p text:style-name="Preformatted_20_Text">HSLS ERROR: inf</text:p>
      <text:p text:style-name="Preformatted_20_Text">Most ERROR: 0.0008289898666694055</text:p>
      <text:p text:style-name="P1">BM365 ERROR: 0.15080562546990695</text:p>
      <text:p text:style-name="P19"><text:span text:style-name="T7">Test 30(1):</text:span></text:p>
      <text:p text:style-name="P11"><text:span text:style-name="T12">SDP: 0.19695633</text:span></text:p>
      <text:p text:style-name="P8"><text:span text:style-name="T8">HDZ: 0.176301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9"><text:span text:style-name="T8">I</text:span><text:span text:style-name="T7">N THE FINAL ANALYSIS</text:span></text:p>
      <text:p text:style-name="P9"><text:span text:style-name="T7">1, 0</text:span></text:p>
      <text:p text:style-name="P9"><text:span text:style-name="T7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29.946941</text:p>
          </table:table-cell>
          <table:table-cell table:style-name="Table1.B1" office:value-type="string">
            <text:p text:style-name="P28"/>
          </table:table-cell>
        </table:table-row>
      </table:table>
      <text:p text:style-name="P9"><text:span text:style-name="T7">30.610586</text:span></text:p>
      <text:p text:style-name="P9"><text:span text:style-name="T7">3,</text:span><text:span text:style-name="T9">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24:34.467987407</meta:creation-date>
    <meta:generator>LibreOffice/7.3.7.2$Linux_X86_64 LibreOffice_project/30$Build-2</meta:generator>
    <dc:date>2024-04-07T17:07:38.788885415</dc:date>
    <meta:editing-duration>PT40M57S</meta:editing-duration>
    <meta:editing-cycles>3</meta:editing-cycles>
    <meta:document-statistic meta:table-count="1" meta:image-count="0" meta:object-count="0" meta:page-count="2" meta:paragraph-count="57" meta:word-count="163" meta:character-count="1385" meta:non-whitespace-character-count="1278"/>
  </office:meta>
</office:document-meta>
</file>